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fo:font-size="12pt" officeooo:rsid="001c5e71" officeooo:paragraph-rsid="001c5e71" style:font-size-asian="10.5pt" style:font-size-complex="12pt"/>
    </style:style>
    <style:style style:name="P2" style:family="paragraph" style:parent-style-name="Standard">
      <style:text-properties style:font-name="Liberation Serif" fo:font-size="16pt" officeooo:rsid="001c5e71" officeooo:paragraph-rsid="001c5e71" style:font-size-asian="16pt" style:font-size-complex="16pt"/>
    </style:style>
    <style:style style:name="P3" style:family="paragraph" style:parent-style-name="Standard">
      <style:text-properties style:font-name="Liberation Serif" fo:font-size="14pt" officeooo:rsid="001c5e71" officeooo:paragraph-rsid="001c5e71" style:font-size-asian="14pt" style:font-size-complex="14pt"/>
    </style:style>
    <style:style style:name="P4" style:family="paragraph" style:parent-style-name="Standard">
      <style:text-properties style:font-name="Liberation Serif" fo:font-size="12pt" officeooo:rsid="001c5e71" officeooo:paragraph-rsid="001c5e71" style:font-size-asian="10.5pt" style:font-size-complex="12pt"/>
    </style:style>
    <style:style style:name="P5" style:family="paragraph" style:parent-style-name="Standard">
      <style:text-properties style:font-name="Liberation Serif" fo:font-size="12pt" officeooo:rsid="001c5e71" officeooo:paragraph-rsid="001c5e71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ce5b7" officeooo:paragraph-rsid="001ce5b7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daee2" officeooo:paragraph-rsid="001daee2" style:font-size-asian="12pt" style:font-size-complex="12pt"/>
    </style:style>
    <style:style style:name="P8" style:family="paragraph" style:parent-style-name="Standard">
      <style:text-properties style:font-name="Liberation Serif" fo:font-size="12pt" fo:font-weight="bold" officeooo:rsid="001daee2" officeooo:paragraph-rsid="001daee2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fo:font-weight="bold" officeooo:rsid="001f8243" officeooo:paragraph-rsid="001f8243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weight="normal" officeooo:rsid="001daee2" officeooo:paragraph-rsid="001daee2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1f8243" officeooo:paragraph-rsid="001f8243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211bd6" officeooo:paragraph-rsid="00211bd6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e5b7"/>
    </style:style>
    <style:style style:name="T3" style:family="text">
      <style:text-properties officeooo:rsid="001ce5b7"/>
    </style:style>
    <style:style style:name="T4" style:family="text">
      <style:text-properties officeooo:rsid="001daee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Homework</text:span> 1</text:p>
      <text:p text:style-name="P3"/>
      <text:p text:style-name="P3">Introduzione</text:p>
      <text:p text:style-name="P3"/>
      <text:p text:style-name="P4">Si è partiti da un interprete base fornito dei pochi costrutti linguistici visti a lezione come il tipo “expr”, il tipo polimorfo “env”, il tipo “value” <text:s/>e la funzione ricorsiva eval la quale valuta un “expr” in un ambiente “env”. <text:span text:style-name="T3">Il nostro obbiettivo sarà quindi, quello, di estendere il linguaggio dell’interprete includendo un meccanismo dinamico per il controllo degli accessi sfruttando l’algoritmo di stack </text:span><text:span text:style-name="T2">inspection.</text:span></text:p>
      <text:p text:style-name="P4"/>
      <text:p text:style-name="P3">Scelte progettuali</text:p>
      <text:p text:style-name="P5"/>
      <text:p text:style-name="P7"><text:span text:style-name="T5">Estenzione della sintassi</text:span></text:p>
      <text:p text:style-name="P6">Innanzitutto si è scelto di estendere la sintassi dell’interprete andando a definire il nuovo tipo “Permission” il quale costerà di una lista di stringhe che, come deducibile dal nome , sarà usato per definire i permessi relativi ad una funzione.</text:p>
      <text:p text:style-name="P6">Si sono poi aggiunti due nuovi costrutti al tipo “expr” e cioè “Read” e “Write” i quali sono pensati come operazioni che simulano la scrittura e lettura di un file <text:span text:style-name="T4">e </text:span>si è modificato il costrutto “Fun” <text:span text:style-name="T4">che da string * expr <text:s/>passa ad essere di tipo permission * string * expr.</text:span></text:p>
      <text:p text:style-name="P7">Si è in fine arricchito il linguaggio con il costrutto “Stack” di tipo permission list andando a simulare uno stack di liste di permessi. </text:p>
      <text:p text:style-name="P7"/>
      <text:p text:style-name="P8">Funzioni Ausiliarie</text:p>
      <text:p text:style-name="P10">Allo scopo di facilitare il problema si è scelto di definire alcune funzioni ausiliarie :</text:p>
      <text:p text:style-name="P8">push: <text:span text:style-name="T6">come si può intuire dal nome prende uno stack e la lista dei permessi di una funzione e fa il </text:span></text:p>
      <text:p text:style-name="P8"><text:span text:style-name="T6"><text:s text:c="11"/>push di questa lista sullo stack.</text:span></text:p>
      <text:p text:style-name="P8">pairintersect: <text:span text:style-name="T6">funzione utile a fare l’intersezione degli elementi di due liste </text:span></text:p>
      <text:p text:style-name="P8">intersect: <text:span text:style-name="T6">funzione che si occupa di fare l’intersezione delle liste di permessi presenti sullo stack.</text:span></text:p>
      <text:p text:style-name="P8">member:<text:span text:style-name="T6"> funzione che controlla se un elemento è presente in una certa lista </text:span></text:p>
      <text:p text:style-name="P8"><text:span text:style-name="T6"/></text:p>
      <text:p text:style-name="P9">Estensione dell’interprete “eval”</text:p>
      <text:p text:style-name="P11">Allo scopo di implementare l’algoritmo stack inspection come è possibile intuire dalle righe precedenti si è deciso di implementare uno stack su cui, ogni qualvolta si è difronte ad una dichiarazione di funzione con annessa lista di permessi si fa la push sullo stack di questa lista.</text:p>
      <text:p text:style-name="P11">Al momento della risoluzione della funzione o della catena di funzioni dichiarate se le espressioni al loro interno comprendono una “Read” o una “Write” <text:s/>si effettua l’intersezione delle liste di permessi presenti sullo stack in modo da permettere o meno queste operazioni.</text:p>
      <text:p text:style-name="P12">Questo si è implementato andando a modificare l’interprete eval.</text:p>
      <text:p text:style-name="P12">Innanzi tutto eval in aggiunta ad un “expr” ed un “value env” prende anche uno stack.</text:p>
      <text:p text:style-name="P12">Si è poi effettuato un controllo di validità dei permessi inseriti all’interno della dichiarazione di funzione andando a modificare il match di “expr” con Fun.</text:p>
      <text:p text:style-name="P12">Si è poi passati a modificare il caso in cui expr sia un Let di una funzione andando in questo caso a fare la push dei permessi della funzione in questione sullo stack dato come variabile iniziale al valutatore. In fine si inserito il metch dell’eval con Read e Write andando in questi casi ad effettuare un controllo dell’appartenenza dell’operazione corrente all’intersezione delle liste dei permessi.</text:p>
      <text:p text:style-name="P8"><text:span text:style-name="T6"/></text:p>
      <text:p text:style-name="P7"/>
      <text:p text:style-name="P6"/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09:30:58.058249808</meta:creation-date>
    <meta:generator>LibreOffice/6.4.6.2$Linux_X86_64 LibreOffice_project/40$Build-2</meta:generator>
    <dc:date>2021-04-07T10:42:11.338193589</dc:date>
    <meta:editing-duration>PT13M50S</meta:editing-duration>
    <meta:editing-cycles>1</meta:editing-cycles>
    <meta:document-statistic meta:table-count="0" meta:image-count="0" meta:object-count="0" meta:page-count="1" meta:paragraph-count="22" meta:word-count="480" meta:character-count="2958" meta:non-whitespace-character-count="2482"/>
  </office:meta>
</office:document-meta>
</file>